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FreeMono" officeooo:rsid="001ee45f" officeooo:paragraph-rsid="001ee45f"/>
    </style:style>
    <style:style style:name="P2" style:family="paragraph" style:parent-style-name="Standard">
      <style:paragraph-properties fo:text-align="center" style:justify-single-word="false"/>
      <style:text-properties style:font-name="FreeMono" fo:font-weight="bold" officeooo:rsid="001ee45f" officeooo:paragraph-rsid="001ee45f" style:font-weight-asian="bold" style:font-weight-complex="bold"/>
    </style:style>
    <style:style style:name="P3" style:family="paragraph" style:parent-style-name="Standard">
      <style:text-properties style:font-name="FreeMono" officeooo:rsid="002dd445" officeooo:paragraph-rsid="002dd445"/>
    </style:style>
    <style:style style:name="P4" style:family="paragraph" style:parent-style-name="Text_20_body">
      <style:text-properties style:font-name="FreeMono" fo:font-weight="bold" style:font-weight-asian="bold" style:font-weight-complex="bold"/>
    </style:style>
    <style:style style:name="P5" style:family="paragraph" style:parent-style-name="Text_20_body">
      <style:text-properties officeooo:rsid="001ee45f" officeooo:paragraph-rsid="001ee45f"/>
    </style:style>
    <style:style style:name="P6" style:family="paragraph" style:parent-style-name="Text_20_body">
      <style:text-properties officeooo:rsid="00232a76" officeooo:paragraph-rsid="00232a76"/>
    </style:style>
    <style:style style:name="P7" style:family="paragraph" style:parent-style-name="Text_20_body">
      <style:paragraph-properties fo:margin-top="0in" fo:margin-bottom="0in" loext:contextual-spacing="false"/>
    </style:style>
    <style:style style:name="P8" style:family="paragraph" style:parent-style-name="Text_20_body">
      <style:paragraph-properties fo:margin-top="0in" fo:margin-bottom="0in" loext:contextual-spacing="false"/>
      <style:text-properties style:font-name="FreeMono"/>
    </style:style>
    <style:style style:name="P9" style:family="paragraph" style:parent-style-name="Text_20_body">
      <style:paragraph-properties fo:margin-top="0in" fo:margin-bottom="0in" loext:contextual-spacing="false"/>
      <style:text-properties style:font-name="FreeMono" fo:font-weight="bold" style:font-weight-asian="bold" style:font-weight-complex="bold"/>
    </style:style>
    <style:style style:name="P10" style:family="paragraph" style:parent-style-name="Text_20_body">
      <style:paragraph-properties fo:margin-top="0in" fo:margin-bottom="0in" loext:contextual-spacing="false"/>
      <style:text-properties style:font-name="FreeMono" officeooo:rsid="0023768d" officeooo:paragraph-rsid="00239210"/>
    </style:style>
    <style:style style:name="P11" style:family="paragraph" style:parent-style-name="Text_20_body">
      <style:paragraph-properties fo:margin-top="0in" fo:margin-bottom="0in" loext:contextual-spacing="false"/>
      <style:text-properties style:font-name="FreeMono" officeooo:rsid="002d4883" officeooo:paragraph-rsid="002d4883"/>
    </style:style>
    <style:style style:name="P12" style:family="paragraph" style:parent-style-name="Text_20_body">
      <style:paragraph-properties fo:margin-top="0in" fo:margin-bottom="0in" loext:contextual-spacing="false"/>
      <style:text-properties officeooo:rsid="0023768d" officeooo:paragraph-rsid="0023768d"/>
    </style:style>
    <style:style style:name="P13" style:family="paragraph" style:parent-style-name="Text_20_body">
      <style:paragraph-properties fo:margin-top="0in" fo:margin-bottom="0in" loext:contextual-spacing="false"/>
      <style:text-properties officeooo:rsid="00239210" officeooo:paragraph-rsid="00239210"/>
    </style:style>
    <style:style style:name="P14" style:family="paragraph" style:parent-style-name="Text_20_body">
      <style:paragraph-properties fo:margin-top="0in" fo:margin-bottom="0in" loext:contextual-spacing="false"/>
      <style:text-properties officeooo:paragraph-rsid="00239b15"/>
    </style:style>
    <style:style style:name="P15" style:family="paragraph" style:parent-style-name="Text_20_body">
      <style:paragraph-properties fo:margin-top="0in" fo:margin-bottom="0in" loext:contextual-spacing="false"/>
      <style:text-properties officeooo:rsid="00239b15" officeooo:paragraph-rsid="00239b15"/>
    </style:style>
    <style:style style:name="P16" style:family="paragraph" style:parent-style-name="Text_20_body">
      <style:paragraph-properties fo:margin-top="0in" fo:margin-bottom="0in" loext:contextual-spacing="false"/>
      <style:text-properties officeooo:rsid="00254d19" officeooo:paragraph-rsid="00254d19"/>
    </style:style>
    <style:style style:name="P17" style:family="paragraph" style:parent-style-name="Text_20_body">
      <style:paragraph-properties fo:margin-top="0in" fo:margin-bottom="0in" loext:contextual-spacing="false"/>
      <style:text-properties officeooo:rsid="0026ea6a" officeooo:paragraph-rsid="0026ea6a"/>
    </style:style>
    <style:style style:name="P18" style:family="paragraph" style:parent-style-name="Text_20_body">
      <style:paragraph-properties fo:margin-top="0in" fo:margin-bottom="0in" loext:contextual-spacing="false"/>
      <style:text-properties officeooo:rsid="00292de8" officeooo:paragraph-rsid="00292de8"/>
    </style:style>
    <style:style style:name="P19" style:family="paragraph" style:parent-style-name="Text_20_body">
      <style:paragraph-properties fo:margin-top="0in" fo:margin-bottom="0in" loext:contextual-spacing="false"/>
      <style:text-properties officeooo:rsid="002a3bba" officeooo:paragraph-rsid="002a3bba"/>
    </style:style>
    <style:style style:name="P20" style:family="paragraph" style:parent-style-name="Text_20_body">
      <style:paragraph-properties fo:margin-top="0in" fo:margin-bottom="0in" loext:contextual-spacing="false"/>
      <style:text-properties officeooo:rsid="002bbed0" officeooo:paragraph-rsid="002bbed0"/>
    </style:style>
    <style:style style:name="T1" style:family="text">
      <style:text-properties style:font-name="FreeMono"/>
    </style:style>
    <style:style style:name="T2" style:family="text">
      <style:text-properties style:font-name="FreeMono" fo:font-weight="bold" style:font-weight-asian="bold" style:font-weight-complex="bold"/>
    </style:style>
    <style:style style:name="T3" style:family="text">
      <style:text-properties style:font-name="FreeMono" fo:font-weight="bold" officeooo:rsid="00227687" style:font-weight-asian="bold" style:font-weight-complex="bold"/>
    </style:style>
    <style:style style:name="T4" style:family="text">
      <style:text-properties style:font-name="FreeMono" fo:font-weight="bold" officeooo:rsid="00232a76" style:font-weight-asian="bold" style:font-weight-complex="bold"/>
    </style:style>
    <style:style style:name="T5" style:family="text">
      <style:text-properties style:font-name="FreeMono" fo:font-weight="bold" officeooo:rsid="00239210" style:font-weight-asian="bold" style:font-weight-complex="bold"/>
    </style:style>
    <style:style style:name="T6" style:family="text">
      <style:text-properties style:font-name="FreeMono" fo:font-weight="bold" officeooo:rsid="00239b15" style:font-weight-asian="bold" style:font-weight-complex="bold"/>
    </style:style>
    <style:style style:name="T7" style:family="text">
      <style:text-properties style:font-name="FreeMono" fo:font-weight="bold" officeooo:rsid="00254d19" style:font-weight-asian="bold" style:font-weight-complex="bold"/>
    </style:style>
    <style:style style:name="T8" style:family="text">
      <style:text-properties style:font-name="FreeMono" fo:font-weight="bold" officeooo:rsid="00284028" style:font-weight-asian="bold" style:font-weight-complex="bold"/>
    </style:style>
    <style:style style:name="T9" style:family="text">
      <style:text-properties style:font-name="FreeMono" fo:font-weight="bold" officeooo:rsid="00292de8" style:font-weight-asian="bold" style:font-weight-complex="bold"/>
    </style:style>
    <style:style style:name="T10" style:family="text">
      <style:text-properties style:font-name="FreeMono" officeooo:rsid="00254d19"/>
    </style:style>
    <style:style style:name="T11" style:family="text">
      <style:text-properties style:font-name="FreeMono" officeooo:rsid="0026faa9"/>
    </style:style>
    <style:style style:name="T12" style:family="text">
      <style:text-properties officeooo:rsid="00232a76"/>
    </style:style>
    <style:style style:name="T13" style:family="text">
      <style:text-properties officeooo:rsid="0023819b"/>
    </style:style>
    <style:style style:name="T14" style:family="text">
      <style:text-properties officeooo:rsid="00239210"/>
    </style:style>
    <style:style style:name="T15" style:family="text">
      <style:text-properties officeooo:rsid="002c12c9"/>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hristopher Bero</text:p>
      <text:p text:style-name="P1">Homework 7</text:p>
      <text:p text:style-name="P1">CPE 495</text:p>
      <text:p text:style-name="P1"/>
      <text:p text:style-name="P2">Engineering Ethics &amp; Legal Issues</text:p>
      <text:p text:style-name="P1"/>
      <text:p text:style-name="P5"><text:span text:style-name="T3">1. </text:span><text:span text:style-name="T2">What are the differences between </text:span><text:span text:style-name="Emphasis"><text:span text:style-name="T2">rule-based</text:span></text:span><text:span text:style-name="T2"> and </text:span><text:span text:style-name="Emphasis"><text:span text:style-name="T2">utilitarian</text:span></text:span><text:span text:style-name="T2"> ethics? What are the major issues and limitations involved in both?</text:span></text:p>
      <text:p text:style-name="P6"><text:span text:style-name="T1">Rule-based ethics are situations where the ethical choices are defined by written standards. Utilitarian ethics are those which choose the best possible outcome for all people involved. They are not mutually exclusive or proper subsets of each other; utilitarian ethics can be rule-based – and vice versa - but they aren't implicitly so.</text:span></text:p>
      <text:p text:style-name="P6"><text:span text:style-name="T1">Rule-based ethics have historically been unable to capture all of human interaction, and thus can be wielded incorrectly or fail to properly address a given situation.</text:span></text:p>
      <text:p text:style-name="P6"><text:span text:style-name="T1">Utilitarian ethics are hard to obtain, and the desired outcome can change based on different points of view.</text:span></text:p>
      <text:p text:style-name="P7"><text:span text:style-name="T4">2. </text:span><text:span text:style-name="T2">What is the purpose of a </text:span><text:span text:style-name="Emphasis"><text:span text:style-name="T2">Code of Ethics</text:span></text:span><text:span text:style-name="T2"> as it relates to the Engineering Practice?</text:span></text:p>
      <text:p text:style-name="P7"><text:span text:style-name="T1"/></text:p>
      <text:p text:style-name="P12"><text:span text:style-name="T1">A code of ethics, such as the IEEE one provided, is meant to ensure the integrity of engineering's role as a harbinger of improvements to human life.</text:span></text:p>
      <text:p text:style-name="P7"><text:span text:style-name="T1"/></text:p>
      <text:p text:style-name="P9"><text:span text:style-name="T12">3. </text:span>Give an example of a Code of Ethics that relates to the Computer Engineering Discipline. Where can we find this code?</text:p>
      <text:p text:style-name="P8"/>
      <text:p text:style-name="P10">Many schools have a computer or software engineering code of ethics, the IEEE organization also maintains a code of ethics which extends to man<text:span text:style-name="T13">y</text:span> branches of engineering. <text:span text:style-name="T14">The IEEE code is available online at </text:span></text:p>
      <text:p text:style-name="P10"><text:a xlink:type="simple" xlink:href="http://www.ieee.org/about/corporate/governance/p7-8.html" text:style-name="Internet_20_link" text:visited-style-name="Visited_20_Internet_20_Link"><text:span text:style-name="T14">http://www.ieee.org/about/corporate/governance/p7-8.html</text:span></text:a></text:p>
      <text:p text:style-name="P8"/>
      <text:p text:style-name="P7"><text:span text:style-name="T5">4. </text:span><text:span text:style-name="T2">Describe the relationship between </text:span><text:span text:style-name="Emphasis"><text:span text:style-name="T2">ethics</text:span></text:span><text:span text:style-name="T2"> and </text:span><text:span text:style-name="Emphasis"><text:span text:style-name="T2">morals</text:span></text:span><text:span text:style-name="T2">.</text:span></text:p>
      <text:p text:style-name="P7"><text:span text:style-name="T1"/></text:p>
      <text:p text:style-name="P13"><text:span text:style-name="T1">Ethics is a school of thought which concerns itself with the moral obligations and choices of an individual. Morals are an internal set of standards that a person responds to situations by. Generally well meaning ethics correspond to high moral standards. </text:span></text:p>
      <text:p text:style-name="P7"><text:span text:style-name="T1"/></text:p>
      <text:p text:style-name="P7"><text:span text:style-name="T5">5. </text:span><text:span text:style-name="T2">Describe the differences between </text:span><text:span text:style-name="Emphasis"><text:span text:style-name="T2">morals</text:span></text:span><text:span text:style-name="T2"> and </text:span><text:span text:style-name="Emphasis"><text:span text:style-name="T2">values</text:span></text:span><text:span text:style-name="T2">.</text:span></text:p>
      <text:p text:style-name="P7"><text:span text:style-name="T1"/></text:p>
      <text:p text:style-name="P13"><text:span text:style-name="T1">Values can be explained as applied morals to a specific issue or topic of contention, but values can also apply to things outside the domain or moral decisions where the belief of a person doesn't </text:span><text:soft-page-break/><text:span text:style-name="T1">interfere with their surroundings.</text:span></text:p>
      <text:p text:style-name="P7"><text:span text:style-name="T1"/></text:p>
      <text:p text:style-name="P14"><text:span text:style-name="T6">6. </text:span><text:span text:style-name="T2">Define the term </text:span><text:span text:style-name="Emphasis"><text:span text:style-name="T2">conflict-of-interest</text:span></text:span><text:span text:style-name="T2">. Give an example of a possible conflict of interest that a Computer Engineer might face. What is the difference between an </text:span><text:span text:style-name="Emphasis"><text:span text:style-name="T2">actual</text:span></text:span><text:span text:style-name="T2"> and an </text:span><text:span text:style-name="Emphasis"><text:span text:style-name="T2">apparent conflict of interest</text:span></text:span><text:span text:style-name="T2">? If there is an </text:span><text:span text:style-name="Emphasis"><text:span text:style-name="T2">apparent</text:span></text:span><text:span text:style-name="T2"> conflict of interest what should one do?</text:span></text:p>
      <text:p text:style-name="P14"><text:span text:style-name="T1"/></text:p>
      <text:p text:style-name="P15"><text:span text:style-name="T1">Conflicts of interest occur when there is pressure to ignore morals or rote duty in some regard at the behest of others. </text:span><text:span text:style-name="T10">Computer engineers may be asked to implement unannounced security deficits into an architecture, where his or her duty to the consumer and obligation to the legal system are in conflict.</text:span></text:p>
      <text:p text:style-name="P15"><text:span text:style-name="T10"/></text:p>
      <text:p text:style-name="P16"><text:span text:style-name="T1">An apparent conflict of interest can take place when a situation may suggest the presence of a conflict of interest, but none exists or can be proved. If there is an apparent conflict of interest, then steps should be made to ensure and display that no pressure to deviate from the standard task is present. </text:span></text:p>
      <text:p text:style-name="P14"><text:span text:style-name="T1"/></text:p>
      <text:p text:style-name="P7"><text:span text:style-name="T7">7. </text:span><text:span text:style-name="T2">When can </text:span><text:span text:style-name="Emphasis"><text:span text:style-name="T2">reverse engineering</text:span></text:span><text:span text:style-name="T2"> be used, and how can the information obtained from it be used?</text:span></text:p>
      <text:p text:style-name="P7"><text:span text:style-name="T1"/></text:p>
      <text:p text:style-name="P17"><text:span text:style-name="T1">Reverse engineering can be used:</text:span></text:p>
      <text:p text:style-name="P17"><text:span text:style-name="T1">- For learning purposes.</text:span></text:p>
      <text:p text:style-name="P17"><text:span text:style-name="T1">- To create backwards compatible and interoperable hardware and software.</text:span></text:p>
      <text:p text:style-name="P17"><text:span text:style-name="T1">- To uncover uncoordinated features of commercial products.</text:span></text:p>
      <text:p text:style-name="P7"><text:span text:style-name="T1"/></text:p>
      <text:p text:style-name="P17"><text:span text:style-name="T1">Reverse engineering is debated in its application to gain competitive advantages in intellectual property. In this regard it is widely accepted that reverse engineering should not be used to compromise others</text:span><text:span text:style-name="T11">'</text:span><text:span text:style-name="T1"> IP.</text:span></text:p>
      <text:p text:style-name="P7"><text:span text:style-name="T1"/></text:p>
      <text:p text:style-name="P7"><text:span text:style-name="T8">8. </text:span><text:span text:style-name="T2">What is the difference between </text:span><text:span text:style-name="Emphasis"><text:span text:style-name="T2">ethics</text:span></text:span><text:span text:style-name="T2"> and </text:span><text:span text:style-name="Emphasis"><text:span text:style-name="T2">compliance</text:span></text:span><text:span text:style-name="T2">?</text:span></text:p>
      <text:p text:style-name="P7"><text:span text:style-name="T1"/></text:p>
      <text:p text:style-name="P18"><text:span text:style-name="T1">Compliance is to follow laws pertinent to engineering. Ethics are the moral guidelines which which we expect these laws to be made by. </text:span></text:p>
      <text:p text:style-name="P18"><text:span text:style-name="T1"/></text:p>
      <text:p text:style-name="P18"><text:span text:style-name="T1">A compliant choice may be to design bombs and weapons; perfectly legal. </text:span></text:p>
      <text:p text:style-name="P18"><text:span text:style-name="T1">An ethical choice may be to refuse.</text:span></text:p>
      <text:p text:style-name="P7"><text:span text:style-name="T1"/></text:p>
      <text:p text:style-name="P7"><text:span text:style-name="T9">9. </text:span><text:span text:style-name="T2">What is the difference between </text:span><text:span text:style-name="Emphasis"><text:span text:style-name="T2">negligence</text:span></text:span><text:span text:style-name="T2"> and </text:span><text:span text:style-name="Emphasis"><text:span text:style-name="T2">strict liability</text:span></text:span><text:span text:style-name="T2"> in tort law?</text:span></text:p>
      <text:p text:style-name="P7"><text:span text:style-name="T1"/></text:p>
      <text:p text:style-name="P18"><text:span text:style-name="T1">Negligence deals with breach of safety precautions and laws. Strict </text:span><text:soft-page-break/><text:span text:style-name="T1">liability deals with direct cause→effect of harm from a system. </text:span></text:p>
      <text:p text:style-name="P7"><text:span text:style-name="T1"/></text:p>
      <text:p text:style-name="P7"><text:span text:style-name="T9">10. </text:span><text:span text:style-name="T2">Define the terms </text:span><text:span text:style-name="Emphasis"><text:span text:style-name="T2">plagiarism</text:span></text:span><text:span text:style-name="T2">, </text:span><text:span text:style-name="Emphasis"><text:span text:style-name="T2">self-plagiarism</text:span></text:span><text:span text:style-name="T2">, </text:span><text:span text:style-name="Emphasis"><text:span text:style-name="T2">falsification</text:span></text:span><text:span text:style-name="T2">, and </text:span><text:span text:style-name="Emphasis"><text:span text:style-name="T2">fabrication</text:span></text:span><text:span text:style-name="T2">. What might attract someone to do such things and what are the negative ramifications of such actions?</text:span></text:p>
      <text:p text:style-name="P7"><text:span text:style-name="T1"/></text:p>
      <text:p text:style-name="P19"><text:span text:style-name="T1">Plagiarism is the use or implementation of another person's intellectual property without credit or permission. </text:span></text:p>
      <text:p text:style-name="P19"><text:span text:style-name="T1"/></text:p>
      <text:p text:style-name="P19"><text:span text:style-name="T1">Self Plagiarism concerns itself with the republication of existing works to increase recognition for them.</text:span></text:p>
      <text:p text:style-name="P19"><text:span text:style-name="T1"/></text:p>
      <text:p text:style-name="P20"><text:span text:style-name="T1">Falsification is the manipulating of conditions around an engineering test such that the outcome is not representative of the thing being tested.</text:span></text:p>
      <text:p text:style-name="P20"><text:span text:style-name="T1"/></text:p>
      <text:p text:style-name="P20"><text:span text:style-name="T1">Fabrication is the process of generating false records or test data and reporting them as properly derived.</text:span></text:p>
      <text:p text:style-name="P7"><text:span text:style-name="T1"/></text:p>
      <text:p text:style-name="P9"><text:span text:style-name="T15">11. </text:span>Apply the ethical decision-making paradigm presented in Section 11.5 of the text to solve the ethical dilemma “should I cheat on this assignment in order to get a better grade?” using the UAH Student Code of Conduct as your standard (this code has been posted on the class Angel site).</text:p>
      <text:p text:style-name="P8"/>
      <text:p text:style-name="P11">Gather Information:</text:p>
      <text:p text:style-name="P11">- Assignment is one of seven and is 5% of the overall course grade, making the impact from cheating low to fairly significant. At current hypothetical course standing this could be the difference between an A- and B+.</text:p>
      <text:p text:style-name="P11">- Student code of conduct expounds under “C. Specific Types of Misconduct” that several forms of cheating are prohibited on tests.</text:p>
      <text:p text:style-name="P11">- Penalty for cheating in the code of conduct is not described. Possibly ranges from single grade to course failure.</text:p>
      <text:p text:style-name="P11"/>
      <text:p text:style-name="P11">Identify Stakeholders:</text:p>
      <text:p text:style-name="P11">- Involved students, including anyone who assists in cheating.</text:p>
      <text:p text:style-name="P11">- The University, which may lose certain airs and accreditation due to the misconduct of students.</text:p>
      <text:p text:style-name="P11"/>
      <text:p text:style-name="P11">Ethical Values:</text:p>
      <text:p text:style-name="P11">- No ethical values are presented in the section of the Student Handbook available on Canvas which pertain to this assignment. Misconduct discussions are strictly labeled for tests.</text:p>
      <text:p text:style-name="P11"/>
      <text:p text:style-name="P11">Courses of Action:</text:p>
      <text:p text:style-name="P11">- Cheat on this assignment.</text:p>
      <text:p text:style-name="P11"><text:soft-page-break/>- Don't cheat on this assignment.</text:p>
      <text:p text:style-name="P8"/>
      <text:p text:style-name="P11">Given the scope of the student handbook and our modified Lockheed Martin process, I would leave this decision specifically up to the moral inclination of students involved.</text:p>
      <text:p text:style-name="P8"/>
      <text:p text:style-name="P4">Complete Question 11.9 from pages 230-231 of the text. </text:p>
      <text:p text:style-name="P1"/>
      <text:p text:style-name="P3">Gather Information:</text:p>
      <text:p text:style-name="P3">- Who controls the vendorID standard? What are the details and repercussions of misrepresenting the vendorID field?</text:p>
      <text:p text:style-name="P3">- Are there any reasonably implemented alternatives which could provide prefailure warnings?</text:p>
      <text:p text:style-name="P3">- Why does changing the vendorID field make the failure warning operate? Is company C specifically trying to subvert competition?</text:p>
      <text:p text:style-name="P3"/>
      <text:p text:style-name="P3">Identify Stakeholders:</text:p>
      <text:p text:style-name="P3">- Who is ultimately in charge of the decision in my company? Do I have room to negotiate with management on grounds of ethics?</text:p>
      <text:p text:style-name="P3">- Identify which person or group is legally responsible for the implementation.</text:p>
      <text:p text:style-name="P3">- Can a lack of prefailure warnings cause harm? Then our customers become stakeholders as well.</text:p>
      <text:p text:style-name="P3"/>
      <text:p text:style-name="P3">Ethical Values:</text:p>
      <text:p text:style-name="P3">- IEEE 1 and 9: If a lack of prefailure warnings can cause harm, it is your job to make sure that this is known.</text:p>
      <text:p text:style-name="P3">- IEEE 2 and 7: If Company C has a patent or other legal reason to differ you from implementing the change, you are at a conflict of interest between your superiors and the law.</text:p>
      <text:p text:style-name="P3"/>
      <text:p text:style-name="P3">Course of Actions:</text:p>
      <text:p text:style-name="P3">- Implement the changes.</text:p>
      <text:p text:style-name="P3">- Find a more legal route to prefailure warnings.</text:p>
      <text:p text:style-name="P3">- Refuse the changes on legal or ethical grounds.</text:p>
      <text:p text:style-name="P3"/>
      <text:p text:style-name="P3">I believe the correct action cannot be chosen from the given information. Were I in this situation, much more research would be required to ensure that what is being asked of me is both legal and ethical before proceeding.</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9T22:49:35.159148135</meta:creation-date>
    <dc:date>2015-11-16T15:16:58.826263630</dc:date>
    <meta:editing-duration>PT1H13M31S</meta:editing-duration>
    <meta:editing-cycles>19</meta:editing-cycles>
    <meta:generator>LibreOffice/5.0.3.2$Linux_X86_64 LibreOffice_project/00m0$Build-2</meta:generator>
    <meta:document-statistic meta:table-count="0" meta:image-count="0" meta:object-count="0" meta:page-count="4" meta:paragraph-count="68" meta:word-count="1201" meta:character-count="7361" meta:non-whitespace-character-count="6219"/>
  </office:meta>
</office:document-meta>
</file>